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Esta es una sección crucial del capítulo porque aquí el lector comprenderá que el <text:span text:style-name="Emphasis">ciclo de vida</text:span> no es solo un fenómeno biológico o una metáfora poética, sino también una <text:span text:style-name="Strong_20_Emphasis">pieza fundamental de la arquitectura del sistema lógico</text:span> que estamos construyendo.</text:p>
      <text:p text:style-name="Text_20_body">La clave está en <text:span text:style-name="Strong_20_Emphasis">mantener el tono reflexivo y claro</text:span>, incluso al hablar de conceptos técnicos. Lo técnico debe sentirse <text:span text:style-name="Emphasis">inevitable</text:span>, como si el sistema estuviera obedeciendo a las mismas leyes invisibles que vemos en la naturaleza.</text:p>
      <text:p text:style-name="Horizontal_20_Line"/>
      <text:h text:style-name="Heading_20_3" text:outline-level="3">🎯 Objetivo de la sección</text:h>
      <text:list xml:id="list2486504802" text:style-name="L1">
        <text:list-item>
          <text:p text:style-name="P2">Mostrar que el <text:span text:style-name="Strong_20_Emphasis">ciclo de vida no es opcional</text:span> en nuestro sistema inteligente.</text:p>
        </text:list-item>
        <text:list-item>
          <text:p text:style-name="P2">Explicar que <text:span text:style-name="Strong_20_Emphasis">no podríamos construir una máquina funcional sin él</text:span>.</text:p>
        </text:list-item>
        <text:list-item>
          <text:p text:style-name="P2">Justificar su presencia <text:span text:style-name="Strong_20_Emphasis">desde la lógica del diseño</text:span>: qué problemas resuelve, qué ventajas aporta.</text:p>
        </text:list-item>
        <text:list-item>
          <text:p text:style-name="P2">Revelar que su presencia en la vida natural <text:span text:style-name="Strong_20_Emphasis">no es casualidad</text:span>, sino necesidad.</text:p>
        </text:list-item>
      </text:list>
      <text:p text:style-name="Horizontal_20_Line"/>
      <text:h text:style-name="Heading_20_3" text:outline-level="3">💡 Ideas clave a incluir</text:h>
      <text:list xml:id="list3766480590" text:style-name="L2">
        <text:list-item>
          <text:p text:style-name="P3"><text:span text:style-name="Strong_20_Emphasis">El sistema que proponemos es distribuido</text:span></text:p>
          <text:list>
            <text:list-item>
              <text:p text:style-name="P3">Cada individuo es un nodo que opera en paralelo.</text:p>
            </text:list-item>
            <text:list-item>
              <text:p text:style-name="P3">El procesamiento del sistema ocurre a través de la vida (nacimiento-reproducción-muerte) de estos nodos.</text:p>
            </text:list-item>
          </text:list>
        </text:list-item>
        <text:list-item>
          <text:p text:style-name="P3"><text:span text:style-name="Strong_20_Emphasis">Sin ciclo de vida, el sistema colapsa</text:span></text:p>
          <text:list>
            <text:list-item>
              <text:p text:style-name="P3">Si los individuos no mueren: se acumulan, ocupan espacio, generan ruido, ralentizan el proceso.</text:p>
            </text:list-item>
            <text:list-item>
              <text:p text:style-name="P3">Si no se reproducen: no hay avance, no hay nuevos estados, no hay exploración.</text:p>
            </text:list-item>
            <text:list-item>
              <text:p text:style-name="P3">Si no nacen: no hay ejecución.</text:p>
            </text:list-item>
          </text:list>
        </text:list-item>
        <text:list-item>
          <text:p text:style-name="P3"><text:span text:style-name="Strong_20_Emphasis">El ciclo de vida es el bucle de ejecución</text:span></text:p>
          <text:list>
            <text:list-item>
              <text:p text:style-name="P3">Como el <text:span text:style-name="Emphasis">main loop</text:span> de un sistema lógico:<text:line-break/><text:span text:style-name="Source_20_Text">nacer → ejecutar → reproducirse → morir</text:span>.<text:line-break/>Cada iteración de este ciclo <text:span text:style-name="Strong_20_Emphasis">mueve al sistema un paso hacia la solución</text:span>.</text:p>
            </text:list-item>
          </text:list>
        </text:list-item>
        <text:list-item>
          <text:p text:style-name="P3"><text:span text:style-name="Strong_20_Emphasis">El ciclo fuerza el movimiento</text:span></text:p>
          <text:list>
            <text:list-item>
              <text:p text:style-name="P3">Evita el estancamiento. Obliga a que el sistema avance, transforme, explore caminos nuevos.</text:p>
            </text:list-item>
          </text:list>
        </text:list-item>
        <text:list-item>
          <text:p text:style-name="P3"><text:span text:style-name="Strong_20_Emphasis">Es un sistema que se autocura</text:span></text:p>
          <text:list>
            <text:list-item>
              <text:p text:style-name="P3">Porque los individuos mueren, los errores se eliminan solos.</text:p>
            </text:list-item>
            <text:list-item>
              <text:p text:style-name="P3"><text:soft-page-break/>Porque se reproducen, las buenas ideas se propagan.</text:p>
            </text:list-item>
          </text:list>
        </text:list-item>
        <text:list-item>
          <text:p text:style-name="P3"><text:span text:style-name="Strong_20_Emphasis">No hay conciencia central</text:span></text:p>
          <text:list>
            <text:list-item>
              <text:p text:style-name="P3">No hay director de orquesta. El sistema avanza gracias a la suma de miles de ciclos de vida que se cumplen en paralelo.</text:p>
            </text:list-item>
            <text:list-item>
              <text:p text:style-name="P3">Como la vida misma.</text:p>
            </text:list-item>
          </text:list>
        </text:list-item>
        <text:list-item>
          <text:p text:style-name="P3"><text:span text:style-name="Strong_20_Emphasis">El ciclo de vida es el latido del sistema</text:span></text:p>
          <text:list>
            <text:list-item>
              <text:p text:style-name="P3">Una imagen potente que conecta lo técnico con lo vital.</text:p>
            </text:list-item>
          </text:list>
        </text:list-item>
      </text:list>
      <text:p text:style-name="Horizontal_20_Line"/>
      <text:h text:style-name="Heading_20_3" text:outline-level="3">🧱 Estructura sugerida para esta sección</text:h>
      <text:p text:style-name="Horizontal_20_Line"/>
      <text:h text:style-name="Heading_20_4" text:outline-level="4"><text:span text:style-name="Strong_20_Emphasis">1. ¿Por qué no podemos prescindir del ciclo de vida?</text:span></text:h>
      <text:list xml:id="list339186339" text:style-name="L3">
        <text:list-item>
          <text:p text:style-name="P4">Introducción de la pregunta:<text:line-break/>¿Es necesario que los individuos nazcan, se reproduzcan y mueran?</text:p>
        </text:list-item>
        <text:list-item>
          <text:p text:style-name="P4">Mostrar que este patrón no es decorativo, sino esencial.</text:p>
        </text:list-item>
        <text:list-item>
          <text:p text:style-name="P4">Comparar con un sistema sin ciclo de vida (estático, colapsado, estéril).</text:p>
        </text:list-item>
      </text:list>
      <text:p text:style-name="Horizontal_20_Line"/>
      <text:h text:style-name="Heading_20_4" text:outline-level="4"><text:span text:style-name="Strong_20_Emphasis">2. El ciclo como motor de la máquina lógica</text:span></text:h>
      <text:list xml:id="list2347889255" text:style-name="L4">
        <text:list-item>
          <text:p text:style-name="P5">Explicación clara del <text:span text:style-name="Emphasis">bucle vital</text:span> como <text:span text:style-name="Strong_20_Emphasis">motor del procesamiento distribuido</text:span>.</text:p>
        </text:list-item>
        <text:list-item>
          <text:p text:style-name="P5">Cada individuo, al cumplir su ciclo, <text:span text:style-name="Strong_20_Emphasis">empuja el sistema hacia un nuevo estado</text:span>.</text:p>
        </text:list-item>
        <text:list-item>
          <text:p text:style-name="P5">Mostrar esto como un proceso simple, pero increíblemente poderoso.</text:p>
        </text:list-item>
      </text:list>
      <text:p text:style-name="Preformatted_20_Text"><text:span text:style-name="Source_20_Text">individuo.nacer()</text:span></text:p>
      <text:p text:style-name="Preformatted_20_Text"><text:span text:style-name="Source_20_Text">individuo.reproducirse()</text:span></text:p>
      <text:p text:style-name="P1"><text:span text:style-name="Source_20_Text">individuo.morir()</text:span></text:p>
      <text:p text:style-name="Quotations"><text:span text:style-name="Emphasis">"Cada uno hace su parte. Y así, sin necesidad de saber nada más, la máquina piensa."</text:span></text:p>
      <text:p text:style-name="Horizontal_20_Line"/>
      <text:h text:style-name="Heading_20_4" text:outline-level="4"><text:span text:style-name="Strong_20_Emphasis">3. Autodepuración y eficiencia</text:span></text:h>
      <text:list xml:id="list488353404" text:style-name="L5">
        <text:list-item>
          <text:p text:style-name="P6">Mostrar cómo la muerte limpia el sistema: evita la saturación.</text:p>
        </text:list-item>
        <text:list-item>
          <text:p text:style-name="P6">Cómo la reproducción propaga la información útil.</text:p>
        </text:list-item>
        <text:list-item>
          <text:p text:style-name="P6">Esto evita la necesidad de una supervisión central. El sistema se equilibra solo.</text:p>
        </text:list-item>
      </text:list>
      <text:p text:style-name="Horizontal_20_Line"/>
      <text:h text:style-name="Heading_20_4" text:outline-level="4"><text:soft-page-break/><text:span text:style-name="Strong_20_Emphasis">4. El ciclo como ley universal</text:span></text:h>
      <text:list xml:id="list2773959864" text:style-name="L6">
        <text:list-item>
          <text:p text:style-name="P7">El mismo principio que vemos en la naturaleza.</text:p>
        </text:list-item>
        <text:list-item>
          <text:p text:style-name="P7">Nada vive para siempre. Nada puede quedarse inmóvil.</text:p>
        </text:list-item>
        <text:list-item>
          <text:p text:style-name="P7">Y eso no es un defecto. Es la clave de la evolución del sistema.</text:p>
        </text:list-item>
      </text:list>
      <text:p text:style-name="Quotations"><text:span text:style-name="Emphasis">"En cada muerte hay una liberación. En cada nacimiento, una posibilidad. En cada reproducción, un salto hacia la respuesta."</text:span></text:p>
      <text:p text:style-name="Horizontal_20_Line"/>
      <text:h text:style-name="Heading_20_3" text:outline-level="3">✅ Siguiente paso</text:h>
      <text:p text:style-name="Text_20_body">¿Quieres que redacte esta sección ahora con esta estructura y estilo técnico-poético?<text:line-break/>¿O prefieres que discutamos primero algún detalle específico (por ejemplo, si agregamos un diagrama, una analogía adicional, o un ejemplo de ejecución en pasos)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3T13:01:51.108000000</meta:creation-date>
    <dc:date>2025-07-23T13:08:16.037000000</dc:date>
    <meta:editing-duration>PT6M25S</meta:editing-duration>
    <meta:editing-cycles>1</meta:editing-cycles>
    <meta:document-statistic meta:table-count="0" meta:image-count="0" meta:object-count="0" meta:page-count="3" meta:paragraph-count="51" meta:word-count="610" meta:character-count="3555" meta:non-whitespace-character-count="3031"/>
    <meta:generator>LibreOffice/7.3.5.2$Windows_X86_64 LibreOffice_project/184fe81b8c8c30d8b5082578aee2fed2ea847c01</meta:generator>
  </office:meta>
</office:document-meta>
</file>